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adornments="Bold" style:font-family-generic="roman" style:font-pitch="variable"/>
  </office:font-face-decls>
  <office:automatic-styles>
    <style:style style:name="Table2" style:family="table">
      <style:table-properties style:width="6.6931in" table:align="margins"/>
    </style:style>
    <style:style style:name="Table2.A" style:family="table-column">
      <style:table-column-properties style:column-width="2.0646in" style:rel-column-width="20215*"/>
    </style:style>
    <style:style style:name="Table2.B" style:family="table-column">
      <style:table-column-properties style:column-width="4.6285in" style:rel-column-width="45320*"/>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11" style:family="table-row">
      <style:table-row-properties style:min-row-height="0.3021in"/>
    </style:style>
    <style:style style:name="Table3" style:family="table">
      <style:table-properties style:width="6.6931in" table:align="margins"/>
    </style:style>
    <style:style style:name="Table3.A" style:family="table-column">
      <style:table-column-properties style:column-width="2.3104in" style:rel-column-width="22622*"/>
    </style:style>
    <style:style style:name="Table3.B" style:family="table-column">
      <style:table-column-properties style:column-width="4.3826in" style:rel-column-width="42913*"/>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2.3104in" style:rel-column-width="22622*"/>
    </style:style>
    <style:style style:name="Table4.B" style:family="table-column">
      <style:table-column-properties style:column-width="4.3826in" style:rel-column-width="42913*"/>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79in" fo:margin-left="0in" table:align="left"/>
    </style:style>
    <style:style style:name="Table5.A" style:family="table-column">
      <style:table-column-properties style:column-width="1.625in"/>
    </style:style>
    <style:style style:name="Table5.B" style:family="table-column">
      <style:table-column-properties style:column-width="5.0729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79in" fo:margin-left="0in" table:align="left"/>
    </style:style>
    <style:style style:name="Table6.A" style:family="table-column">
      <style:table-column-properties style:column-width="1.625in"/>
    </style:style>
    <style:style style:name="Table6.B" style:family="table-column">
      <style:table-column-properties style:column-width="5.0729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1" style:family="table">
      <style:table-properties style:width="6.6854in" table:align="left"/>
    </style:style>
    <style:style style:name="Table1.A" style:family="table-column">
      <style:table-column-properties style:column-width="0.509in"/>
    </style:style>
    <style:style style:name="Table1.B" style:family="table-column">
      <style:table-column-properties style:column-width="2.55in"/>
    </style:style>
    <style:style style:name="Table1.C" style:family="table-column">
      <style:table-column-properties style:column-width="2.3764in"/>
    </style:style>
    <style:style style:name="Table1.D" style:family="table-column">
      <style:table-column-properties style:column-width="1.2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D1" style:family="table-cell">
      <style:table-cell-properties fo:padding="0.0382in" fo:border-left="none" fo:border-right="0.5pt solid #000000" fo:border-top="0.5pt solid #000000" fo:border-bottom="0.5pt solid #000000"/>
    </style:style>
    <style:style style:name="Table1.2" style:family="table-row">
      <style:table-row-properties style:min-row-height="1.8424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D2" style:family="table-cell">
      <style:table-cell-properties fo:padding="0.0382in" fo:border-left="none" fo:border-right="0.5pt solid #000000" fo:border-top="none" fo:border-bottom="0.5pt solid #000000"/>
    </style:style>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12b570"/>
    </style:style>
    <style:style style:name="P3" style:family="paragraph" style:parent-style-name="Standard">
      <style:paragraph-properties fo:line-height="150%"/>
      <style:text-properties officeooo:paragraph-rsid="004b24a1"/>
    </style:style>
    <style:style style:name="P4" style:family="paragraph" style:parent-style-name="Table_20_Contents">
      <style:paragraph-properties fo:line-height="150%"/>
      <style:text-properties officeooo:paragraph-rsid="004b24a1"/>
    </style:style>
    <style:style style:name="P5" style:family="paragraph" style:parent-style-name="Table_20_Contents">
      <style:paragraph-properties fo:line-height="150%"/>
      <style:text-properties officeooo:paragraph-rsid="004f3899"/>
    </style:style>
    <style:style style:name="P6" style:family="paragraph" style:parent-style-name="Table_20_Contents">
      <style:paragraph-properties fo:line-height="150%"/>
      <style:text-properties officeooo:paragraph-rsid="0050d6ae"/>
    </style:style>
    <style:style style:name="P7" style:family="paragraph" style:parent-style-name="Table_20_Contents">
      <style:paragraph-properties fo:line-height="150%"/>
      <style:text-properties officeooo:paragraph-rsid="005951f3"/>
    </style:style>
    <style:style style:name="P8" style:family="paragraph" style:parent-style-name="Table_20_Contents">
      <style:paragraph-properties fo:line-height="150%"/>
      <style:text-properties officeooo:paragraph-rsid="005b5318"/>
    </style:style>
    <style:style style:name="P9" style:family="paragraph" style:parent-style-name="Table_20_Contents">
      <style:paragraph-properties fo:line-height="150%"/>
      <style:text-properties officeooo:paragraph-rsid="00626826"/>
    </style:style>
    <style:style style:name="P10" style:family="paragraph" style:parent-style-name="Table_20_Contents">
      <style:paragraph-properties fo:line-height="150%"/>
      <style:text-properties officeooo:paragraph-rsid="00630c83"/>
    </style:style>
    <style:style style:name="P11" style:family="paragraph" style:parent-style-name="Text_20_body">
      <style:paragraph-properties fo:line-height="150%"/>
      <style:text-properties officeooo:paragraph-rsid="00e29f0e"/>
    </style:style>
    <style:style style:name="P12" style:family="paragraph" style:parent-style-name="Standard">
      <style:paragraph-properties fo:line-height="150%"/>
      <style:text-properties officeooo:rsid="002b45f8" officeooo:paragraph-rsid="002b45f8"/>
    </style:style>
    <style:style style:name="P13" style:family="paragraph" style:parent-style-name="Standard">
      <style:paragraph-properties fo:line-height="150%"/>
      <style:text-properties officeooo:rsid="0036a405" officeooo:paragraph-rsid="0036a405"/>
    </style:style>
    <style:style style:name="P14" style:family="paragraph" style:parent-style-name="Standard">
      <style:paragraph-properties fo:line-height="150%"/>
      <style:text-properties officeooo:rsid="0036a405" officeooo:paragraph-rsid="0037b4da"/>
    </style:style>
    <style:style style:name="P15" style:family="paragraph" style:parent-style-name="Standard">
      <style:paragraph-properties fo:line-height="150%"/>
      <style:text-properties officeooo:rsid="003f1b92" officeooo:paragraph-rsid="003f1b92"/>
    </style:style>
    <style:style style:name="P16" style:family="paragraph" style:parent-style-name="Standard">
      <style:paragraph-properties fo:line-height="150%"/>
      <style:text-properties officeooo:rsid="003f1b92" officeooo:paragraph-rsid="0043e746"/>
    </style:style>
    <style:style style:name="P17" style:family="paragraph" style:parent-style-name="Table_20_Contents">
      <style:paragraph-properties fo:line-height="150%"/>
      <style:text-properties officeooo:rsid="001bb094" officeooo:paragraph-rsid="004b24a1"/>
    </style:style>
    <style:style style:name="P18" style:family="paragraph" style:parent-style-name="Table_20_Contents">
      <style:paragraph-properties fo:line-height="150%"/>
      <style:text-properties officeooo:rsid="001bb094" officeooo:paragraph-rsid="005bab16"/>
    </style:style>
    <style:style style:name="P19" style:family="paragraph" style:parent-style-name="Table_20_Contents">
      <style:paragraph-properties fo:line-height="150%"/>
      <style:text-properties officeooo:rsid="0025260f" officeooo:paragraph-rsid="004b24a1"/>
    </style:style>
    <style:style style:name="P20" style:family="paragraph" style:parent-style-name="Table_20_Contents">
      <style:paragraph-properties fo:line-height="150%"/>
      <style:text-properties fo:font-weight="bold" officeooo:paragraph-rsid="004b24a1" style:font-weight-asian="bold" style:font-weight-complex="bold"/>
    </style:style>
    <style:style style:name="P21" style:family="paragraph" style:parent-style-name="Table_20_Contents">
      <style:paragraph-properties fo:line-height="150%"/>
      <style:text-properties fo:font-weight="bold" officeooo:paragraph-rsid="006139ed"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font-weight="bold" officeooo:paragraph-rsid="006dbcd5" style:font-weight-asian="bold" style:font-weight-complex="bold"/>
    </style:style>
    <style:style style:name="P24" style:family="paragraph" style:parent-style-name="Table_20_Contents">
      <style:text-properties fo:font-weight="bold" officeooo:paragraph-rsid="00b862a0" style:font-weight-asian="bold" style:font-weight-complex="bold"/>
    </style:style>
    <style:style style:name="P25" style:family="paragraph" style:parent-style-name="Table_20_Contents">
      <style:text-properties fo:font-weight="bold" officeooo:paragraph-rsid="00e29f0e" style:font-weight-asian="bold"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able_20_Contents">
      <style:text-properties fo:font-weight="bold" officeooo:paragraph-rsid="00c5be80" style:font-weight-asian="bold" style:font-weight-complex="bold"/>
    </style:style>
    <style:style style:name="P28" style:family="paragraph" style:parent-style-name="Text_20_body">
      <style:text-properties fo:font-weight="bold" officeooo:rsid="00f7a031" officeooo:paragraph-rsid="00f7a031" style:font-weight-asian="bold" style:font-weight-complex="bold"/>
    </style:style>
    <style:style style:name="P29" style:family="paragraph" style:parent-style-name="Text_20_body">
      <style:text-properties fo:font-weight="bold" officeooo:rsid="00f84769" officeooo:paragraph-rsid="00f84769" style:font-weight-asian="bold" style:font-weight-complex="bold"/>
    </style:style>
    <style:style style:name="P30" style:family="paragraph" style:parent-style-name="Table_20_Contents">
      <style:text-properties officeooo:paragraph-rsid="006dbcd5"/>
    </style:style>
    <style:style style:name="P31" style:family="paragraph" style:parent-style-name="Text_20_body">
      <style:paragraph-properties fo:line-height="100%"/>
    </style:style>
    <style:style style:name="P32" style:family="paragraph" style:parent-style-name="Text_20_body">
      <style:text-properties officeooo:rsid="006495f5" officeooo:paragraph-rsid="006495f5"/>
    </style:style>
    <style:style style:name="P33" style:family="paragraph" style:parent-style-name="Text_20_body">
      <style:paragraph-properties fo:line-height="115%"/>
    </style:style>
    <style:style style:name="P34" style:family="paragraph" style:parent-style-name="Text_20_body">
      <style:paragraph-properties fo:line-height="150%"/>
      <style:text-properties officeooo:rsid="0091f461" officeooo:paragraph-rsid="0091f461"/>
    </style:style>
    <style:style style:name="P35" style:family="paragraph" style:parent-style-name="Text_20_body">
      <style:text-properties officeooo:paragraph-rsid="0096a2e9"/>
    </style:style>
    <style:style style:name="P36" style:family="paragraph" style:parent-style-name="Standard">
      <style:paragraph-properties fo:line-height="150%"/>
      <style:text-properties fo:font-size="20pt" fo:font-style="normal" fo:font-weight="bold" style:font-size-asian="20pt" style:font-style-asian="normal" style:font-weight-asian="bold" style:font-size-complex="20pt" style:font-style-complex="normal" style:font-weight-complex="bold"/>
    </style:style>
    <style:style style:name="P37" style:family="paragraph" style:parent-style-name="Table_20_Contents">
      <style:text-properties officeooo:paragraph-rsid="00b862a0"/>
    </style:style>
    <style:style style:name="P38" style:family="paragraph" style:parent-style-name="Text_20_body">
      <style:text-properties officeooo:paragraph-rsid="00b862a0"/>
    </style:style>
    <style:style style:name="P39" style:family="paragraph" style:parent-style-name="Table_20_Contents">
      <style:text-properties fo:font-weight="normal" officeooo:paragraph-rsid="00b862a0" style:font-weight-asian="normal" style:font-weight-complex="normal"/>
    </style:style>
    <style:style style:name="P40" style:family="paragraph" style:parent-style-name="Table_20_Contents">
      <style:text-properties fo:font-weight="normal" officeooo:paragraph-rsid="00c5be80" style:font-weight-asian="normal" style:font-weight-complex="normal"/>
    </style:style>
    <style:style style:name="P41" style:family="paragraph" style:parent-style-name="Table_20_Contents">
      <style:text-properties fo:font-weight="normal" officeooo:paragraph-rsid="00e29f0e" style:font-weight-asian="normal" style:font-weight-complex="normal"/>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weight="normal" officeooo:rsid="00f84769" officeooo:paragraph-rsid="00f84769" style:font-weight-asian="normal" style:font-weight-complex="normal"/>
    </style:style>
    <style:style style:name="P44" style:family="paragraph" style:parent-style-name="Table_20_Contents">
      <style:text-properties officeooo:rsid="00c14770" officeooo:paragraph-rsid="00c14770"/>
    </style:style>
    <style:style style:name="P45" style:family="paragraph" style:parent-style-name="Table_20_Contents">
      <style:text-properties officeooo:rsid="00d5fd7d" officeooo:paragraph-rsid="00d5fd7d"/>
    </style:style>
    <style:style style:name="P46" style:family="paragraph" style:parent-style-name="Table_20_Contents">
      <style:text-properties officeooo:paragraph-rsid="00da19e9"/>
    </style:style>
    <style:style style:name="P47" style:family="paragraph" style:parent-style-name="Text_20_body">
      <style:text-properties officeooo:paragraph-rsid="00f0614d"/>
    </style:style>
    <style:style style:name="P48" style:family="paragraph" style:parent-style-name="Text_20_body">
      <style:text-properties officeooo:paragraph-rsid="00f0fedf"/>
    </style:style>
    <style:style style:name="P49" style:family="paragraph" style:parent-style-name="Text_20_body">
      <style:text-properties style:font-name="Times New Roman" fo:font-size="14pt" fo:font-weight="bold" officeooo:rsid="00aeb401" officeooo:paragraph-rsid="00aeb401" style:font-name-asian="Noto Sans CJK SC" style:font-size-asian="14pt" style:font-weight-asian="bold" style:font-name-complex="Lohit Devanagari1" style:font-size-complex="14pt" style:font-weight-complex="bold"/>
    </style:style>
    <style:style style:name="P50" style:family="paragraph" style:parent-style-name="Heading_20_1">
      <style:paragraph-properties fo:line-height="150%"/>
    </style:style>
    <style:style style:name="P51" style:family="paragraph" style:parent-style-name="Heading_20_2">
      <style:paragraph-properties fo:line-height="150%"/>
      <style:text-properties officeooo:paragraph-rsid="00e29f0e"/>
    </style:style>
    <style:style style:name="P52" style:family="paragraph" style:parent-style-name="Heading_20_2">
      <style:paragraph-properties fo:line-height="150%"/>
    </style:style>
    <style:style style:name="P53" style:family="paragraph" style:parent-style-name="Heading_20_2">
      <style:text-properties officeooo:paragraph-rsid="00a91cff"/>
    </style:style>
    <style:style style:name="P54" style:family="paragraph" style:parent-style-name="Heading_20_3">
      <style:text-properties officeooo:paragraph-rsid="00b862a0"/>
    </style:style>
    <style:style style:name="P55" style:family="paragraph" style:parent-style-name="Heading_20_4">
      <style:text-properties fo:font-size="13pt" style:font-size-asian="13pt" style:font-size-complex="13pt"/>
    </style:style>
    <style:style style:name="P56" style:family="paragraph" style:parent-style-name="Text_20_body">
      <style:text-properties fo:font-weight="bold" officeooo:rsid="00f84769" officeooo:paragraph-rsid="00f84769" style:font-weight-asian="bold" style:font-weight-complex="bold"/>
    </style:style>
    <style:style style:name="P57" style:family="paragraph" style:parent-style-name="Text_20_body">
      <style:text-properties fo:font-weight="bold" officeooo:rsid="00fe7da8" officeooo:paragraph-rsid="00fe7da8" style:font-weight-asian="bold" style:font-weight-complex="bold"/>
    </style:style>
    <style:style style:name="P58" style:family="paragraph" style:parent-style-name="Text_20_body">
      <style:text-properties fo:font-weight="bold" officeooo:rsid="00ff7a2c" officeooo:paragraph-rsid="00ff7a2c" style:font-weight-asian="bold" style:font-weight-complex="bold"/>
    </style:style>
    <style:style style:name="T1" style:family="text">
      <style:text-properties officeooo:rsid="000e7b7c"/>
    </style:style>
    <style:style style:name="T2" style:family="text">
      <style:text-properties officeooo:rsid="001b1628"/>
    </style:style>
    <style:style style:name="T3" style:family="text">
      <style:text-properties officeooo:rsid="001c70ac"/>
    </style:style>
    <style:style style:name="T4" style:family="text">
      <style:text-properties officeooo:rsid="001dddce"/>
    </style:style>
    <style:style style:name="T5" style:family="text">
      <style:text-properties officeooo:rsid="00285b5e"/>
    </style:style>
    <style:style style:name="T6" style:family="text">
      <style:text-properties officeooo:rsid="002d3f11"/>
    </style:style>
    <style:style style:name="T7" style:family="text">
      <style:text-properties officeooo:rsid="002e56e2"/>
    </style:style>
    <style:style style:name="T8" style:family="text">
      <style:text-properties officeooo:rsid="00302a72"/>
    </style:style>
    <style:style style:name="T9" style:family="text">
      <style:text-properties officeooo:rsid="0037b4da"/>
    </style:style>
    <style:style style:name="T10" style:family="text">
      <style:text-properties officeooo:rsid="003968fe"/>
    </style:style>
    <style:style style:name="T11" style:family="text">
      <style:text-properties officeooo:rsid="003ad777"/>
    </style:style>
    <style:style style:name="T12" style:family="text">
      <style:text-properties officeooo:rsid="003ffc0b"/>
    </style:style>
    <style:style style:name="T13" style:family="text">
      <style:text-properties officeooo:rsid="0041c384"/>
    </style:style>
    <style:style style:name="T14" style:family="text">
      <style:text-properties fo:font-weight="bold" style:font-weight-asian="bold" style:font-weight-complex="bold"/>
    </style:style>
    <style:style style:name="T15" style:family="text">
      <style:text-properties fo:font-weight="bold" officeooo:rsid="007ccaa2" style:font-weight-asian="bold" style:font-weight-complex="bold"/>
    </style:style>
    <style:style style:name="T16" style:family="text">
      <style:text-properties fo:font-weight="bold" officeooo:rsid="00bd6357" style:font-weight-asian="bold" style:font-weight-complex="bold"/>
    </style:style>
    <style:style style:name="T17" style:family="text">
      <style:text-properties fo:font-weight="bold" officeooo:rsid="00cbb645" style:font-weight-asian="bold" style:font-weight-complex="bold"/>
    </style:style>
    <style:style style:name="T18" style:family="text">
      <style:text-properties style:font-name="Times New Roman" fo:font-size="13pt" fo:font-style="normal" fo:font-weight="bold" style:font-name-asian="Noto Sans CJK SC" style:font-size-asian="13pt" style:font-style-asian="italic" style:font-weight-asian="bold" style:font-name-complex="Lohit Devanagari1" style:font-size-complex="13pt" style:font-style-complex="italic" style:font-weight-complex="bold"/>
    </style:style>
    <style:style style:name="T19" style:family="text">
      <style:text-properties style:font-name="Times New Roman" fo:font-size="14pt" fo:font-weight="bold" style:font-name-asian="Noto Sans CJK SC" style:font-size-asian="14pt" style:font-weight-asian="bold" style:font-name-complex="Lohit Devanagari1" style:font-size-complex="14pt" style:font-weight-complex="bold"/>
    </style:style>
    <style:style style:name="T20" style:family="text">
      <style:text-properties style:font-name="Times New Roman" fo:font-size="14pt" fo:font-weight="bold" officeooo:rsid="00a81b5d" style:font-name-asian="Noto Sans CJK SC" style:font-size-asian="14pt" style:font-weight-asian="bold" style:font-name-complex="Lohit Devanagari1" style:font-size-complex="14pt" style:font-weight-complex="bold"/>
    </style:style>
    <style:style style:name="T21" style:family="text">
      <style:text-properties style:font-name="Times New Roman" fo:font-size="14pt" fo:font-weight="bold" officeooo:rsid="00ae6140" style:font-name-asian="Noto Sans CJK SC" style:font-size-asian="14pt" style:font-weight-asian="bold" style:font-name-complex="Lohit Devanagari1" style:font-size-complex="14pt" style:font-weight-complex="bold"/>
    </style:style>
    <style:style style:name="T22" style:family="text">
      <style:text-properties style:font-name="Times New Roman" fo:font-size="14pt" fo:font-weight="bold" officeooo:rsid="00aeb401" style:font-name-asian="Noto Sans CJK SC" style:font-size-asian="14pt" style:font-weight-asian="bold" style:font-name-complex="Lohit Devanagari1" style:font-size-complex="14pt" style:font-weight-complex="bold"/>
    </style:style>
    <style:style style:name="T23" style:family="text">
      <style:text-properties style:font-name="Times New Roman" fo:font-size="14pt" fo:font-weight="bold" officeooo:rsid="00b097ac" style:font-name-asian="Noto Sans CJK SC" style:font-size-asian="14pt" style:font-weight-asian="bold" style:font-name-complex="Lohit Devanagari1" style:font-size-complex="14pt" style:font-weight-complex="bold"/>
    </style:style>
    <style:style style:name="T24" style:family="text">
      <style:text-properties style:font-name="Times New Roman" fo:font-size="18pt" fo:font-weight="bold" style:font-name-asian="Noto Sans CJK SC" style:font-size-asian="18pt" style:font-weight-asian="bold" style:font-name-complex="Lohit Devanagari1" style:font-size-complex="18pt" style:font-weight-complex="bold"/>
    </style:style>
    <style:style style:name="T25" style:family="text">
      <style:text-properties style:font-name="Times New Roman" fo:font-weight="bold" style:font-name-asian="Noto Sans CJK SC" style:font-weight-asian="bold" style:font-name-complex="Lohit Devanagari1" style:font-weight-complex="bold"/>
    </style:style>
    <style:style style:name="T26" style:family="text">
      <style:text-properties style:font-name="Times New Roman" fo:font-weight="bold" officeooo:rsid="00a81b5d" style:font-name-asian="Noto Sans CJK SC" style:font-weight-asian="bold" style:font-name-complex="Lohit Devanagari1" style:font-weight-complex="bold"/>
    </style:style>
    <style:style style:name="T27" style:family="text">
      <style:text-properties fo:font-weight="normal" style:font-weight-asian="normal" style:font-weight-complex="normal"/>
    </style:style>
    <style:style style:name="T28" style:family="text">
      <style:text-properties officeooo:rsid="007ccaa2"/>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officeooo:rsid="00930d9d"/>
    </style:style>
    <style:style style:name="T31" style:family="text">
      <style:text-properties officeooo:rsid="0096a2e9"/>
    </style:style>
    <style:style style:name="T32" style:family="text">
      <style:text-properties officeooo:rsid="0097bad8"/>
    </style:style>
    <style:style style:name="T33" style:family="text">
      <style:text-properties officeooo:rsid="009ae9da"/>
    </style:style>
    <style:style style:name="T34" style:family="text">
      <style:text-properties officeooo:rsid="00a262f0"/>
    </style:style>
    <style:style style:name="T35" style:family="text">
      <style:text-properties officeooo:rsid="00a81b5d"/>
    </style:style>
    <style:style style:name="T36" style:family="text">
      <style:text-properties officeooo:rsid="00aa6f1c"/>
    </style:style>
    <style:style style:name="T37" style:family="text">
      <style:text-properties officeooo:rsid="00b42631"/>
    </style:style>
    <style:style style:name="T38" style:family="text">
      <style:text-properties officeooo:rsid="00bac5b0"/>
    </style:style>
    <style:style style:name="T39" style:family="text">
      <style:text-properties officeooo:rsid="00bd6357"/>
    </style:style>
    <style:style style:name="T40" style:family="text">
      <style:text-properties officeooo:rsid="00be1084"/>
    </style:style>
    <style:style style:name="T41" style:family="text">
      <style:text-properties officeooo:rsid="00c0237f"/>
    </style:style>
    <style:style style:name="T42" style:family="text">
      <style:text-properties officeooo:rsid="00c29b28"/>
    </style:style>
    <style:style style:name="T43" style:family="text">
      <style:text-properties officeooo:rsid="00cbb645"/>
    </style:style>
    <style:style style:name="T44" style:family="text">
      <style:text-properties officeooo:rsid="00d22c09"/>
    </style:style>
    <style:style style:name="T45" style:family="text">
      <style:text-properties officeooo:rsid="00d35c4a"/>
    </style:style>
    <style:style style:name="T46" style:family="text">
      <style:text-properties officeooo:rsid="00d46da0"/>
    </style:style>
    <style:style style:name="T47" style:family="text">
      <style:text-properties officeooo:rsid="00d88810"/>
    </style:style>
    <style:style style:name="T48" style:family="text">
      <style:text-properties officeooo:rsid="00d9ab7b"/>
    </style:style>
    <style:style style:name="T49" style:family="text">
      <style:text-properties officeooo:rsid="00db5d7b"/>
    </style:style>
    <style:style style:name="T50" style:family="text">
      <style:text-properties officeooo:rsid="00ee25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MẠNG MÁY TÍNH<text:tab/></text:p>
      <text:p text:style-name="P1"/>
      <text:h text:style-name="P50" text:outline-level="1"><text:span text:style-name="T24">I</text:span>. Kiến thức mạng cơ bản</text:h>
      <text:h text:style-name="Heading_20_2" text:outline-level="2"><text:span text:style-name="T34">1. </text:span>Giới thiệu cơ bản về mạng máy tính</text:h>
      <text:h text:style-name="Heading_20_3" text:outline-level="3"><text:span text:style-name="T22">1.1</text:span><text:span text:style-name="T19">. </text:span>Là gì?</text:h>
      <text:p text:style-name="P32">_Quá trình truyền dữ liệu giữa thiết bị này và thiết bị(những thứ có thể giao tiếp với mạng) khác.</text:p>
      <text:h text:style-name="Heading_20_3" text:outline-level="3"><text:span text:style-name="T22">1.2</text:span><text:span text:style-name="T19">. </text:span>Mạng là gì?</text:h>
      <text:p text:style-name="Text_20_body">_Chỉ sự <text:span text:style-name="T14">kết nối</text:span> các<text:span text:style-name="T14"> thiết bị</text:span> lại với nhau nhằm <text:span text:style-name="T14">mục đích chia sẻ thông tin </text:span></text:p>
      <text:h text:style-name="Heading_20_4" text:outline-level="4">Những <text:span text:style-name="T18">khái niệm và thành phần</text:span> <text:span text:style-name="T18">trong </text:span>mạng:</text:h>
      <text:p text:style-name="Text_20_body">_Giao thức truyền thông</text:p>
      <table:table table:name="Table2" table:style-name="Table2">
        <table:table-column table:style-name="Table2.A"/>
        <table:table-column table:style-name="Table2.B"/>
        <table:table-row>
          <table:table-cell table:style-name="Table2.A1" office:value-type="string">
            <text:p text:style-name="P22">Khái niệm </text:p>
          </table:table-cell>
          <table:table-cell table:style-name="Table2.B1" office:value-type="string">
            <text:p text:style-name="P22">Mô tả</text:p>
          </table:table-cell>
        </table:table-row>
        <table:table-row>
          <table:table-cell table:style-name="Table2.A2" office:value-type="string">
            <text:p text:style-name="Table_20_Contents">Giao thức truyền thông</text:p>
          </table:table-cell>
          <table:table-cell table:style-name="Table2.B2" office:value-type="string">
            <text:p text:style-name="Table_20_Contents">_<text:span text:style-name="T14">quy tắc</text:span> những thiết bị mạng phải tuân theo để có thể trao đổi được với nhau</text:p>
          </table:table-cell>
        </table:table-row>
        <table:table-row>
          <table:table-cell table:style-name="Table2.A2" office:value-type="string">
            <text:p text:style-name="Table_20_Contents">Topo</text:p>
          </table:table-cell>
          <table:table-cell table:style-name="Table2.B2" office:value-type="string">
            <text:p text:style-name="Table_20_Contents">_<text:span text:style-name="T14">mô hình thiết kế</text:span> các thiết bị mạng</text:p>
          </table:table-cell>
        </table:table-row>
        <table:table-row>
          <table:table-cell table:style-name="Table2.A2" office:value-type="string">
            <text:p text:style-name="Table_20_Contents">Địa chỉ</text:p>
          </table:table-cell>
          <table:table-cell table:style-name="Table2.B2" office:value-type="string">
            <text:p text:style-name="Table_20_Contents">_<text:span text:style-name="T14">định vị</text:span> một thiết bị trên mạng</text:p>
          </table:table-cell>
        </table:table-row>
        <table:table-row>
          <table:table-cell table:style-name="Table2.A2" office:value-type="string">
            <text:p text:style-name="Table_20_Contents">Định tuyến</text:p>
          </table:table-cell>
          <table:table-cell table:style-name="Table2.B2" office:value-type="string">
            <text:p text:style-name="Table_20_Contents">_<text:span text:style-name="T14">cách thức truyền dữ liệu</text:span> từ thiết bị này sang thiết bị khác</text:p>
          </table:table-cell>
        </table:table-row>
        <table:table-row>
          <table:table-cell table:style-name="Table2.A2" office:value-type="string">
            <text:p text:style-name="Table_20_Contents">Tính tin cậy </text:p>
          </table:table-cell>
          <table:table-cell table:style-name="Table2.B2" office:value-type="string">
            <text:p text:style-name="P30">_<text:span text:style-name="T14">tính toàn vẹn</text:span> của dữ liệu, đảm bả dữ liệu nhận được chính xác như dữ liệu được gửi đi</text:p>
          </table:table-cell>
        </table:table-row>
        <table:table-row>
          <table:table-cell table:style-name="Table2.A2" office:value-type="string">
            <text:p text:style-name="Table_20_Contents">Khả năng kết hợp</text:p>
          </table:table-cell>
          <table:table-cell table:style-name="Table2.B2" office:value-type="string">
            <text:p text:style-name="P30">_chỉ<text:span text:style-name="T14"> mức độ </text:span>mà các thiết bị mạng <text:s/>có thể <text:span text:style-name="T14">làm việc cùng nhau</text:span></text:p>
          </table:table-cell>
        </table:table-row>
        <table:table-row>
          <table:table-cell table:style-name="Table2.A2" office:value-type="string">
            <text:p text:style-name="Table_20_Contents">An ninh</text:p>
          </table:table-cell>
          <table:table-cell table:style-name="Table2.B2" office:value-type="string">
            <text:p text:style-name="P30">_đảm bảo <text:span text:style-name="T14">an toàn </text:span><text:span text:style-name="T27">về </text:span><text:span text:style-name="T14">dữ liệu</text:span>, bảo vệ tất cả <text:span text:style-name="T14">thành phần </text:span>của <text:span text:style-name="T14">mạng</text:span></text:p>
          </table:table-cell>
        </table:table-row>
        <table:table-row>
          <table:table-cell table:style-name="Table2.A2" office:value-type="string">
            <text:p text:style-name="Table_20_Contents">Chuẩn - <text:span text:style-name="T14">Standard</text:span></text:p>
          </table:table-cell>
          <table:table-cell table:style-name="Table2.B2" office:value-type="string">
            <text:p text:style-name="P30">_thiết lập những quy tắc, luật phải tuân theo để có thể đạt được tiêu chuẩn nào đó</text:p>
          </table:table-cell>
        </table:table-row>
        <table:table-row>
          <table:table-cell table:style-name="Table2.B2" table:number-columns-spanned="2" office:value-type="string">
            <text:p text:style-name="Table_20_Contents"/>
          </table:table-cell>
          <table:covered-table-cell/>
        </table:table-row>
        <table:table-row table:style-name="Table2.11">
          <table:table-cell table:style-name="Table2.A2" office:value-type="string">
            <text:p text:style-name="P22">Thành phần</text:p>
          </table:table-cell>
          <table:table-cell table:style-name="Table2.B2" office:value-type="string">
            <text:p text:style-name="P23">Mô tả</text:p>
          </table:table-cell>
        </table:table-row>
        <table:table-row>
          <table:table-cell table:style-name="Table2.A2" office:value-type="string">
            <text:p text:style-name="Table_20_Contents">Các thiết bị đầu cuối</text:p>
          </table:table-cell>
          <table:table-cell table:style-name="Table2.B2" office:value-type="string">
            <text:p text:style-name="P30">_những thiết bị có thể giao tiếp qua mạng</text:p>
          </table:table-cell>
        </table:table-row>
        <table:table-row>
          <table:table-cell table:style-name="Table2.A2" office:value-type="string">
            <text:p text:style-name="Table_20_Contents">Môi trường truyền</text:p>
          </table:table-cell>
          <table:table-cell table:style-name="Table2.B2" office:value-type="string">
            <text:p text:style-name="P30">_thực hiện việc truyền dẫn dữ liệu</text:p>
            <text:p text:style-name="P30">_có thể là dây dẫn<text:span text:style-name="T28">(</text:span><text:span text:style-name="T15">cáp</text:span><text:span text:style-name="T28">) hoặc sóng (</text:span><text:span text:style-name="T15">mạng không dây</text:span><text:span text:style-name="T28">)</text:span></text:p>
          </table:table-cell>
        </table:table-row>
        <table:table-row>
          <table:table-cell table:style-name="Table2.A2" office:value-type="string">
            <text:p text:style-name="Table_20_Contents">Giao thức</text:p>
          </table:table-cell>
          <table:table-cell table:style-name="Table2.B2" office:value-type="string">
            <text:p text:style-name="P30">_ở trên</text:p>
          </table:table-cell>
        </table:table-row>
      </table:table>
      <text:h text:style-name="Heading_20_3" text:outline-level="3"><text:span text:style-name="T23">1.3</text:span><text:span text:style-name="T19">. Yếu tố để những thiết bị mạng có thể giao tiếp được với nhau:</text:span></text:h>
      <text:p text:style-name="Text_20_body">Để có thể chia sẻ được dữ liệu giữa những thiết bị trong mạng thì cần hai yếu tố:</text:p>
      <text:p text:style-name="Text_20_body"><text:span text:style-name="T14">_Khả năng liên kết</text:span>: <text:span text:style-name="T29">đường truyền, kết nối vật lý</text:span> giữa những thiết bị trong mạng</text:p>
      <text:p text:style-name="Text_20_body"><text:soft-page-break/><text:span text:style-name="T14">_Ngôn ngữ</text:span>: <text:span text:style-name="T29">bảng từ vựng cùng tập quy tắc</text:span> mà các thiệt bị mạng phải tuân theo để những thiết bị mạng có thể giao tiếp được với nhau</text:p>
      <text:h text:style-name="Heading_20_3" text:outline-level="3"><text:span text:style-name="T23">1.4</text:span><text:span text:style-name="T19">. Môi trường </text:span>truyền thông</text:h>
      <text:p text:style-name="P31">Là môi trường vật lý để kết nối những thành phần mạng.</text:p>
      <text:p text:style-name="P33">Được chia thành hai loại:</text:p>
      <text:p text:style-name="P33">_<text:span text:style-name="T14">Cáp</text:span>: là những thiết bị kết nối trực tiếp bằng đường dây gồm nhiều loại: cáp xoắn đôi, cáp đồng trục, cáp sợi quang</text:p>
      <text:p text:style-name="P33">_<text:span text:style-name="T14">Không dây</text:span>: là sóng truyền thông gồm nhiều loại như: sóng cực ngắn, truyền thông qua vệ tính, bức xạ hồng ngoại</text:p>
      <text:h text:style-name="Heading_20_3" text:outline-level="3"><text:span text:style-name="T23">1.5</text:span><text:span text:style-name="T19">. </text:span>Giao thức</text:h>
      <table:table table:name="Table3" table:style-name="Table3">
        <table:table-column table:style-name="Table3.A"/>
        <table:table-column table:style-name="Table3.B"/>
        <table:table-row>
          <table:table-cell table:style-name="Table3.A1" office:value-type="string">
            <text:p text:style-name="P22">Nội dung</text:p>
          </table:table-cell>
          <table:table-cell table:style-name="Table3.B1" office:value-type="string">
            <text:p text:style-name="P22">Chi tiết</text:p>
          </table:table-cell>
        </table:table-row>
        <table:table-row>
          <table:table-cell table:style-name="Table3.A2" office:value-type="string">
            <text:p text:style-name="Table_20_Contents">Khái niệm</text:p>
          </table:table-cell>
          <table:table-cell table:style-name="Table3.B2" office:value-type="string">
            <text:p text:style-name="Table_20_Contents">_ngôn ngữ được sử dụng bởi thực thể mạng</text:p>
            <text:p text:style-name="Table_20_Contents">_thủ tục, quy tắc, đặc tả chính thức được chấp nhận nhằm xác định hành vi, ngôn ngữ trao đổi giữa các bên </text:p>
          </table:table-cell>
        </table:table-row>
      </table:table>
      <text:p text:style-name="Text_20_body"/>
      <text:h text:style-name="Heading_20_3" text:outline-level="3"><text:span text:style-name="T37">1.6. </text:span>Phân loại mạng máy tính</text:h>
      <text:p text:style-name="Text_20_body">Thường dựa trên những đặc điểm chung.</text:p>
      <text:p text:style-name="P26">Phân loại làm gì?</text:p>
      <text:p text:style-name="P42">_Định hướng phát triển</text:p>
      <text:p text:style-name="P42">_Triển khai loại mạng máy tính phù hợp cho mục đích sử dụng , kích thước, phạm vi, … </text:p>
      <text:p text:style-name="P42">_Triển khai công nghệ, phương pháp và tiêu chuẩn mạng máy tính khác nhau.</text:p>
      <text:p text:style-name="P42">_Quản trị viên dễ dàng quản lý.</text:p>
      <text:p text:style-name="P26"/>
      <table:table table:name="Table4" table:style-name="Table4">
        <table:table-column table:style-name="Table4.A"/>
        <table:table-column table:style-name="Table4.B"/>
        <table:table-row>
          <table:table-cell table:style-name="Table4.A1" office:value-type="string">
            <text:p text:style-name="P24">Cách thức phân loại</text:p>
          </table:table-cell>
          <table:table-cell table:style-name="Table4.B1" office:value-type="string">
            <text:p text:style-name="P24">Chi tiết</text:p>
          </table:table-cell>
        </table:table-row>
        <table:table-row>
          <table:table-cell table:style-name="Table4.A2" office:value-type="string">
            <text:p text:style-name="P37">Diện hoạt động</text:p>
          </table:table-cell>
          <table:table-cell table:style-name="Table4.B2" office:value-type="string">
            <text:p text:style-name="P37">_Mạng cục bộ – <text:span text:style-name="T14">LAN</text:span></text:p>
            <text:p text:style-name="P39">__Liên kết các tài nguyên máy tính trong một vùng địa lý có <text:span text:style-name="T14">kích thước hạn chế </text:span><text:span text:style-name="T16">(Tòa nhà, vài tòa nhà, …) </text:span></text:p>
            <text:p text:style-name="P39"><text:span text:style-name="T39">__Bán kính nằm trong vài kilomet </text:span><text:span text:style-name="T42">(&lt;= 10km)</text:span></text:p>
            <text:p text:style-name="P24"/>
            <text:p text:style-name="P37">_Mạng diện rộng – <text:span text:style-name="T14">WAN</text:span></text:p>
            <text:p text:style-name="P39">__Liên kết thiết bị mạng trong khoảng trên <text:span text:style-name="T40">100km</text:span></text:p>
            <text:p text:style-name="P24"/>
            <text:p text:style-name="P37">_Mạng đô thị – <text:span text:style-name="T14">MAN</text:span> <text:span text:style-name="T38">(Metropolitan)</text:span></text:p>
            <text:p text:style-name="P37">__Liên kết thiết bị mạng trong vùng lãnh thổ <text:span text:style-name="T41">(tỉnh, thành phố)</text:span> </text:p>
            <text:p text:style-name="P44">__Lớn hơn LAN nhỏ hơn WAN</text:p>
            <text:p text:style-name="P37"/>
            <text:p text:style-name="P37">_Mạng toàn cầu – <text:span text:style-name="T14">GAN</text:span></text:p>
            <text:p text:style-name="P39">__Mạng của các WAN</text:p>
            <text:p text:style-name="P39"><text:soft-page-break/>__Trải rộng trên phạm vi toàn cầu</text:p>
            <text:p text:style-name="P24"/>
            <text:p text:style-name="P37">_Mạng cá nhân – <text:span text:style-name="T14">PAN</text:span></text:p>
            <text:p text:style-name="P40">__Sử dụng trong gia đình</text:p>
            <text:p text:style-name="P27"/>
            <text:p text:style-name="P37">_Mạng lưu trữ - <text:span text:style-name="T14">SAN</text:span></text:p>
          </table:table-cell>
        </table:table-row>
        <table:table-row>
          <table:table-cell table:style-name="Table4.A2" office:value-type="string">
            <text:p text:style-name="P37">Mô hình ghép nối <text:span text:style-name="T43">(</text:span><text:span text:style-name="T17">topo</text:span><text:span text:style-name="T43">)</text:span></text:p>
          </table:table-cell>
          <table:table-cell table:style-name="Table4.B2" office:value-type="string">
            <text:p text:style-name="P37">_Là phương pháp mô tả liên kết giữa những thiết bị trong mạng, <text:s/><text:span text:style-name="T44">(</text:span>bản đồ thiết bị mạng<text:span text:style-name="T44">)</text:span></text:p>
            <text:p text:style-name="P37">_<text:span text:style-name="T45">3 chiến lược tổng quát</text:span></text:p>
            <text:p text:style-name="P37">__Điểm - điểm</text:p>
            <text:p text:style-name="P37">__Điểm - nhiều điểm</text:p>
            <text:p text:style-name="P37">__Multidrop <text:span text:style-name="T46">(nhiều thiết bị được kết nối đến một đường truyền chung)</text:span></text:p>
          </table:table-cell>
        </table:table-row>
      </table:table>
      <text:h text:style-name="P54" text:outline-level="3"><text:span text:style-name="T37">1.7. </text:span>Địa chỉ mạng, định tuyến, tính tin cậy, tính liên tác và an ninh mạng</text:h>
      <text:p text:style-name="P38">Những khái niệm cơ bản:</text:p>
      <table:table table:name="Table5" table:style-name="Table5">
        <table:table-column table:style-name="Table5.A"/>
        <table:table-column table:style-name="Table5.B"/>
        <table:table-row>
          <table:table-cell table:style-name="Table5.A1" office:value-type="string">
            <text:p text:style-name="P22">Nội dung</text:p>
          </table:table-cell>
          <table:table-cell table:style-name="Table5.B1" office:value-type="string">
            <text:p text:style-name="P22">Chi tiết</text:p>
          </table:table-cell>
        </table:table-row>
        <table:table-row>
          <table:table-cell table:style-name="Table5.A2" office:value-type="string">
            <text:p text:style-name="Table_20_Contents">Địa chỉ</text:p>
          </table:table-cell>
          <table:table-cell table:style-name="Table5.B2" office:value-type="string">
            <text:p text:style-name="Table_20_Contents">_Mỗi nút mạng một địa chỉ</text:p>
            <text:p text:style-name="P45">_Dùng để định vị, định danh thiết bị với những thiết bị khác</text:p>
          </table:table-cell>
        </table:table-row>
        <table:table-row>
          <table:table-cell table:style-name="Table5.A2" office:value-type="string">
            <text:p text:style-name="Table_20_Contents">Routing</text:p>
          </table:table-cell>
          <table:table-cell table:style-name="Table5.B2" office:value-type="string">
            <text:p text:style-name="Table_20_Contents">_Xác định tuyến đường mà dữ liệu sẽ đi qua trong quá trình chuyển từ nút nhận đến nút gửi</text:p>
            <text:p text:style-name="Table_20_Contents">_Dựa trên thiết bị router <text:span text:style-name="T47">(thiết bị định tuyến)</text:span></text:p>
            <text:p text:style-name="Table_20_Contents">_Dựa trên tiêu chuẩn cụ thể <text:span text:style-name="T48">(metric ~ độ đo)</text:span></text:p>
            <text:p text:style-name="P46">__Những độ đo phổ biến là: khoảng cách, số chặng, băng thông </text:p>
          </table:table-cell>
        </table:table-row>
        <table:table-row>
          <table:table-cell table:style-name="Table5.A2" office:value-type="string">
            <text:p text:style-name="Table_20_Contents">Tính tin cậy</text:p>
          </table:table-cell>
          <table:table-cell table:style-name="Table5.B2" office:value-type="string">
            <text:p text:style-name="Table_20_Contents">_Chỉ tính toàn vẹn của dữ liệu <text:span text:style-name="T49">~ đảm bảo dữ liệu nhận được giống hệt dữ liệu được gửi đi</text:span></text:p>
            <text:p text:style-name="Table_20_Contents">_Phương pháp: thêm thông tin vào dữ liệu chuyển đi, sao cho phía nhận phát hiện được lỗi.</text:p>
          </table:table-cell>
        </table:table-row>
        <table:table-row>
          <table:table-cell table:style-name="Table5.A2" office:value-type="string">
            <text:p text:style-name="Table_20_Contents">Tính liên tác</text:p>
          </table:table-cell>
          <table:table-cell table:style-name="Table5.B2" office:value-type="string">
            <text:p text:style-name="Table_20_Contents">_Khả năng các thiết bị của những hãng sản xuất khác nhau có thể giao tiếp được với nhau trong mạng</text:p>
          </table:table-cell>
        </table:table-row>
        <table:table-row>
          <table:table-cell table:style-name="Table5.A2" office:value-type="string">
            <text:p text:style-name="Table_20_Contents">An ninh</text:p>
          </table:table-cell>
          <table:table-cell table:style-name="Table5.B2" office:value-type="string">
            <text:p text:style-name="Table_20_Contents">_Bảo vệ mọi thứ trong mạng</text:p>
          </table:table-cell>
        </table:table-row>
      </table:table>
      <text:p text:style-name="P38"/>
      <text:h text:style-name="Heading_20_3" text:outline-level="3" text:is-list-header="true"><text:span text:style-name="T37">1.8 </text:span>Chuẩn mạng</text:h>
      <text:p text:style-name="Text_20_body">Quy tắc, quy ước mà các bên tham gia truyền thông cần tuân thủ. Tăng khả năng giao tiếp giữa những sản phẩm phần cứng, phần mềm</text:p>
      <table:table table:name="Table6" table:style-name="Table6">
        <table:table-column table:style-name="Table6.A"/>
        <table:table-column table:style-name="Table6.B"/>
        <table:table-row>
          <table:table-cell table:style-name="Table6.A1" office:value-type="string">
            <text:p text:style-name="P25">Nội dung</text:p>
          </table:table-cell>
          <table:table-cell table:style-name="Table6.B1" office:value-type="string">
            <text:p text:style-name="P25">Chi tiết</text:p>
          </table:table-cell>
        </table:table-row>
        <table:table-row>
          <table:table-cell table:style-name="Table6.A2" office:value-type="string">
            <text:p text:style-name="P41">Chuẩn chính thức</text:p>
          </table:table-cell>
          <table:table-cell table:style-name="Table6.B2" office:value-type="string">
            <text:p text:style-name="P41">Được công nhận bởi những tổ chức chuẩn hóa chuyên nghiệp</text:p>
          </table:table-cell>
        </table:table-row>
        <table:table-row>
          <table:table-cell table:style-name="Table6.A2" office:value-type="string">
            <text:p text:style-name="P41">Chuẩn thực tế</text:p>
          </table:table-cell>
          <table:table-cell table:style-name="Table6.B2" office:value-type="string">
            <text:p text:style-name="P41">Tồn tại trong thực tế, được phát triển dựa vào sự công nhận của toàn ngành đối với chuẩn nào đó của một hãng sản xuất cụ thể</text:p>
          </table:table-cell>
        </table:table-row>
        <table:table-row>
          <table:table-cell table:style-name="Table6.A2" office:value-type="string">
            <text:p text:style-name="P41">Chuẩn của hãng</text:p>
          </table:table-cell>
          <table:table-cell table:style-name="Table6.B2" office:value-type="string">
            <text:p text:style-name="P41">Quy định của nhà sản xuất, không được công khai, phải tuân theo</text:p>
          </table:table-cell>
        </table:table-row>
        <table:table-row>
          <table:table-cell table:style-name="Table6.A2" office:value-type="string">
            <text:p text:style-name="P41">Chuẩn hiệp hội</text:p>
          </table:table-cell>
          <table:table-cell table:style-name="Table6.B2" office:value-type="string">
            <text:p text:style-name="P41"/>
          </table:table-cell>
        </table:table-row>
      </table:table>
      <text:h text:style-name="P51" text:outline-level="2"><text:soft-page-break/><text:span text:style-name="T35">2. </text:span>Mô hình OSI và TCP/IP</text:h>
      <text:p text:style-name="P11">Cho phép bất cứ hai hệ thống nào cũng có thể truyền thông với nhau mà không cần quan tâm đến cấu trúc ở bên dưới là gì.</text:p>
      <text:h text:style-name="Heading_20_3" text:outline-level="3">_Mô hình</text:h>
      <table:table table:name="Table7" table:style-name="Table7">
        <table:table-column table:style-name="Table7.A"/>
        <table:table-column table:style-name="Table7.B"/>
        <table:table-row>
          <table:table-cell table:style-name="Table7.A1" office:value-type="string">
            <text:p text:style-name="P22">Nội dung</text:p>
          </table:table-cell>
          <table:table-cell table:style-name="Table7.B1" office:value-type="string">
            <text:p text:style-name="P22">Mục đích</text:p>
          </table:table-cell>
        </table:table-row>
        <table:table-row>
          <table:table-cell table:style-name="Table7.A2" office:value-type="string">
            <text:p text:style-name="Table_20_Contents">Thành phần</text:p>
          </table:table-cell>
          <table:table-cell table:style-name="Table7.B2" office:value-type="string">
            <text:p text:style-name="P47">_Được chia thành <text:span text:style-name="T50">7 tầng riêng biệt, nhưng có liên quan đến nhau.</text:span></text:p>
            <text:p text:style-name="P47">_Mỗi tâng có định nghĩa một phần của quá trình truyền thông tin trên mạng.</text:p>
          </table:table-cell>
        </table:table-row>
        <table:table-row>
          <table:table-cell table:style-name="Table7.A2" office:value-type="string">
            <text:p text:style-name="P48">Kiến trúc phân tầng:</text:p>
          </table:table-cell>
          <table:table-cell table:style-name="Table7.B2" office:value-type="string">
            <text:p text:style-name="P47">Tầng vật lý</text:p>
            <text:p text:style-name="P47">Tầng liên kết dữ liệu</text:p>
            <text:p text:style-name="P47">Tầng mạng</text:p>
            <text:p text:style-name="P47">Tầng giao vận</text:p>
            <text:p text:style-name="P47">Tầng phiên</text:p>
            <text:p text:style-name="P47">Tầng trình diễn</text:p>
            <text:p text:style-name="P47">Tầng ứng dụng</text:p>
          </table:table-cell>
        </table:table-row>
        <table:table-row>
          <table:table-cell table:style-name="Table7.A2" office:value-type="string">
            <text:p text:style-name="P48">Giao diện giữa các tầng</text:p>
          </table:table-cell>
          <table:table-cell table:style-name="Table7.B2" office:value-type="string">
            <text:p text:style-name="P47">Trên cùng một máy tính, hai tầng kề nhau trao đổi dữ liệu với nhau qua interface.</text:p>
            <text:p text:style-name="P47">Interface định nghĩa cách thức, khuôn dạng dữ liệu trao đổi giữa hai tầng kề nhau trên cùng một thiết bị. </text:p>
          </table:table-cell>
        </table:table-row>
        <table:table-row>
          <table:table-cell table:style-name="Table7.A2" office:value-type="string">
            <text:p text:style-name="P48">Tổ chức các tầng</text:p>
          </table:table-cell>
          <table:table-cell table:style-name="Table7.B2" office:value-type="string">
            <text:p text:style-name="P47"/>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soft-page-break/>_Bộ giao thức TCP/IP-Mô hình internet</text:h>
      <text:h text:style-name="Heading_20_3" text:outline-level="3">Tại sao phải phân tầng?</text:h>
      <text:p text:style-name="P3">Giảm độ phức tạp trong thiết kế và cài đặt mạng.</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
          </table:table-cell>
          <table:table-cell table:style-name="Table1.B1" office:value-type="string">
            <text:p text:style-name="P20">OSI</text:p>
          </table:table-cell>
          <table:table-cell table:style-name="Table1.B1" office:value-type="string">
            <text:p text:style-name="P20">TCP/IP</text:p>
          </table:table-cell>
          <table:table-cell table:style-name="Table1.D1" office:value-type="string">
            <text:p text:style-name="P20">Giao thức giữa các lớp </text:p>
          </table:table-cell>
        </table:table-row>
        <table:table-row table:style-name="Table1.2">
          <table:table-cell table:style-name="Table1.A2" office:value-type="string">
            <text:p text:style-name="P4">Ứng dụng</text:p>
          </table:table-cell>
          <table:table-cell table:style-name="Table1.B2" office:value-type="string">
            <text:p text:style-name="P5">_<text:span text:style-name="T14">Giao tiếp</text:span> trực tiếp với các <text:span text:style-name="T14">tiến trình ứng dụng</text:span></text:p>
            <text:p text:style-name="P6">_<text:span text:style-name="T14">Thi hành những dịch vụ</text:span> với các tiến trình ứng dụng</text:p>
            <text:p text:style-name="P6">_<text:span text:style-name="T14">Gửi yêu cầu</text:span> tới <text:span text:style-name="T14">tầng trình diễn</text:span> <text:span text:style-name="T2">(data)</text:span></text:p>
          </table:table-cell>
          <table:table-cell table:style-name="Table1.B2" office:value-type="string">
            <text:p text:style-name="P4">Giao tiếp dữ liệu giữa hai máy khác nhau thông qua các dịch vụ mạng khác nhau</text:p>
          </table:table-cell>
          <table:table-cell table:style-name="Table1.D2" office:value-type="string">
            <text:p text:style-name="P20">HTTP</text:p>
            <text:p text:style-name="P20">FTP</text:p>
            <text:p text:style-name="P20">SMTP</text:p>
            <text:p text:style-name="P20">POP3</text:p>
            <text:p text:style-name="P4"/>
          </table:table-cell>
        </table:table-row>
        <table:table-row>
          <table:table-cell table:style-name="Table1.A2" office:value-type="string">
            <text:p text:style-name="P4">Trình diễn</text:p>
          </table:table-cell>
          <table:table-cell table:style-name="Table1.B2" office:value-type="string">
            <text:p text:style-name="P4"><text:span text:style-name="T14">Định dạng dữ liệu</text:span> cho tầng ứng dụng, để dữ liệu được tiếp tục xử lý hoặc hiển thị, giải quyết gánh nặng của việc giải quyết các khác biệt về cú pháp trong biểu diễn dữ liệu, định dạng dữ liệu âm thanh, hình ảnh, … thành dữ liệu </text:p>
          </table:table-cell>
          <table:table-cell table:style-name="Table1.B2" office:value-type="string">
            <text:p text:style-name="P4">_</text:p>
          </table:table-cell>
          <table:table-cell table:style-name="Table1.D2" office:value-type="string">
            <text:p text:style-name="P4"/>
          </table:table-cell>
        </table:table-row>
        <table:table-row>
          <table:table-cell table:style-name="Table1.A2" office:value-type="string">
            <text:p text:style-name="P4">Phiên</text:p>
          </table:table-cell>
          <table:table-cell table:style-name="Table1.B2" office:value-type="string">
            <text:p text:style-name="P7"><text:span text:style-name="T14">_Cung cấp cơ chế quản lý giao tiếp giữa các tiến trình ứng dụng</text:span> của người dùng cuối</text:p>
            <text:p text:style-name="P8">_Đáp ứng yêu cầu dịch vụ của tầng trình diễn</text:p>
            <text:p text:style-name="P8">_Gửi yêu cầu tới tầng giao vận</text:p>
          </table:table-cell>
          <table:table-cell table:style-name="Table1.B2" office:value-type="string">
            <text:p text:style-name="P4">_</text:p>
          </table:table-cell>
          <table:table-cell table:style-name="Table1.D2" office:value-type="string">
            <text:p text:style-name="P4"/>
          </table:table-cell>
        </table:table-row>
        <table:table-row>
          <table:table-cell table:style-name="Table1.A2" office:value-type="string">
            <text:p text:style-name="P4">Giao vận</text:p>
          </table:table-cell>
          <table:table-cell table:style-name="Table1.B2" office:value-type="string">
            <text:p text:style-name="P17">_Thực hiện chức năng<text:span text:style-name="T14"> đảm</text:span></text:p>
            <text:p text:style-name="P17"><text:span text:style-name="T14">bảo việc vận chuyển dữ liệ</text:span>u</text:p>
            <text:p text:style-name="P18">từ host nguồn đến host đích. </text:p>
            <text:p text:style-name="P18">_<text:span text:style-name="T14">Điều khiển luồng</text:span> điều khiển<text:span text:style-name="T14">, tắc nghẽn</text:span> (segment)</text:p>
          </table:table-cell>
          <table:table-cell table:style-name="Table1.B2" office:value-type="string">
            <text:p text:style-name="P4">Thêm giao thức UDP thường được dùng trong những ứng dụng không sợ mất dữ liệu như ứng dụng video call, … </text:p>
            <text:p text:style-name="P4"/>
          </table:table-cell>
          <table:table-cell table:style-name="Table1.D2" office:value-type="string">
            <text:p text:style-name="P19">TCP hướng kết nối</text:p>
            <text:p text:style-name="P19">UDP không hướng kết nối </text:p>
          </table:table-cell>
        </table:table-row>
        <table:table-row>
          <table:table-cell table:style-name="Table1.A2" office:value-type="string">
            <text:p text:style-name="P4">Mạng</text:p>
          </table:table-cell>
          <table:table-cell table:style-name="Table1.B2" office:value-type="string">
            <text:p text:style-name="P21">_Định tuyến</text:p>
            <text:p text:style-name="P9">_<text:span text:style-name="T14">Điều khiển lưu lượng dữ liệu</text:span>, _Phân đoạn</text:p>
            <text:p text:style-name="P10"><text:soft-page-break/>_Hợp đoạn mạng</text:p>
            <text:p text:style-name="P10">_kiểm soát lổi <text:span text:style-name="T3">(packet)</text:span></text:p>
          </table:table-cell>
          <table:table-cell table:style-name="Table1.B2" office:value-type="string">
            <text:p text:style-name="P4">Xử lý truyền gói tin trên mạng<text:span text:style-name="T1">(định tuyến, chuyển tiếp, định địa chỉ, …)</text:span></text:p>
          </table:table-cell>
          <table:table-cell table:style-name="Table1.D2" office:value-type="string">
            <text:p text:style-name="P4">IP</text:p>
            <text:p text:style-name="P4">ICMP <text:span text:style-name="T5">(kiểm tra kết nối)</text:span></text:p>
            <text:p text:style-name="P4"><text:soft-page-break/>ARP <text:span text:style-name="T5">(phân giải địa chỉ, giữa các thiết bị lơp 2</text:span><text:span text:style-name="T8">(switch)</text:span><text:span text:style-name="T5"> không có địa chỉ IP nên sử dụng địa chỉ MAC, giao thức này làm nhiệm vụ lấy địa chỉ IP của máy B chuyển đổi thành MAC của B)</text:span></text:p>
          </table:table-cell>
        </table:table-row>
        <table:table-row>
          <table:table-cell table:style-name="Table1.A2" office:value-type="string">
            <text:p text:style-name="P4">Liên kết dữ liệu</text:p>
          </table:table-cell>
          <table:table-cell table:style-name="Table1.B2" office:value-type="string">
            <text:p text:style-name="P4">Cung cấp dịch vụ cho lớp mạng, sửa lỗi đường truyền, điều khiển luồng dữ liệu tránh tràn dữ liệu <text:span text:style-name="T4">(Frame)</text:span></text:p>
          </table:table-cell>
          <table:table-cell table:style-name="Table1.B2" office:value-type="string">
            <text:p text:style-name="P4">no</text:p>
          </table:table-cell>
          <table:table-cell table:style-name="Table1.D2" office:value-type="string">
            <text:p text:style-name="P4"/>
          </table:table-cell>
        </table:table-row>
        <table:table-row>
          <table:table-cell table:style-name="Table1.A2" office:value-type="string">
            <text:p text:style-name="P4">Vật lý</text:p>
          </table:table-cell>
          <table:table-cell table:style-name="Table1.B2" office:value-type="string">
            <text:p text:style-name="P4">Truyển đổi bit <text:span text:style-name="T4">(bit)</text:span></text:p>
          </table:table-cell>
          <table:table-cell table:style-name="Table1.B2" office:value-type="string">
            <text:p text:style-name="P4">Kết hợp tầng liên kết dữ liệu và vật lý </text:p>
            <text:p text:style-name="P4">Chuyền dữ liệu giữa các thiết bị trong cùng một mạng</text:p>
          </table:table-cell>
          <table:table-cell table:style-name="Table1.D2" office:value-type="string">
            <text:p text:style-name="P4"/>
          </table:table-cell>
        </table:table-row>
      </table:table>
      <text:p text:style-name="P3"/>
      <text:p text:style-name="P3">OSI, TCP/IP chức năng các tầng, các giao thức hoạt động trong các tầng</text:p>
      <text:h text:style-name="Heading_20_2" text:outline-level="2"><text:soft-page-break/><text:span text:style-name="T35">3. </text:span>Tầng ứng dụng </text:h>
      <text:h text:style-name="Heading_20_3" text:outline-level="3"><text:span text:style-name="T35">3.1. </text:span>Giao thức tầng ứng dụng</text:h>
      <text:h text:style-name="Heading_20_4" text:outline-level="4">3.1.1. Giao thức tầng ứng dụng</text:h>
      <text:h text:style-name="Heading_20_4" text:outline-level="4">3.1.2. Các yêu cầu của ứng dụng</text:h>
      <text:h text:style-name="Heading_20_4" text:outline-level="4">3.1.3. Dịch vụ của các giao thức giao vận Internet</text:h>
      <text:h text:style-name="Heading_20_4" text:outline-level="4">3.1.4. Một số ứng dụng phổ biến</text:h>
      <text:h text:style-name="Heading_20_3" text:outline-level="3"><text:span text:style-name="T35">3.2. </text:span><text:span text:style-name="T20">WWW: HTTP</text:span></text:h>
      <text:h text:style-name="Heading_20_4" text:outline-level="4"><text:span text:style-name="T20">3.</text:span><text:span text:style-name="T19">2.1. Tổng quan về HTTP</text:span></text:h>
      <text:h text:style-name="Heading_20_4" text:outline-level="4">3.2.2. Kết nối liên tục và không liên tục</text:h>
      <text:h text:style-name="Heading_20_4" text:outline-level="4">3.2.3. Khuôn dạng thông điệp HTTP</text:h>
      <text:h text:style-name="Heading_20_4" text:outline-level="4">3.2.4. Tương tác giữa người dùng và HTTP Server</text:h>
      <text:h text:style-name="Heading_20_4" text:outline-level="4">3.2.5. GET có điều kiện</text:h>
      <text:h text:style-name="Heading_20_3" text:outline-level="3"><text:span text:style-name="T35">3.3. </text:span><text:span text:style-name="T20">Thư tín điện tử </text:span><text:span text:style-name="T21">(e-mail) trên INTERNET</text:span></text:h>
      <text:h text:style-name="Heading_20_4" text:outline-level="4"><text:span text:style-name="T21">3.</text:span><text:span text:style-name="T19">3.1. SMTP</text:span></text:h>
      <text:h text:style-name="Heading_20_4" text:outline-level="4">3.3.2. So sánh SMTP và HTTP</text:h>
      <text:h text:style-name="Heading_20_4" text:outline-level="4">3.3.3. Giao thức truy nhập mail</text:h>
      <text:h text:style-name="Heading_20_3" text:outline-level="3"><text:span text:style-name="T35">3.4. </text:span><text:span text:style-name="T20">Dịch vụ tên miền DNS</text:span></text:h>
      <text:h text:style-name="P55" text:outline-level="4"><text:span text:style-name="T26">3.</text:span><text:span text:style-name="T25">4.1. Các dịch vụ DNS</text:span></text:h>
      <text:h text:style-name="Heading_20_4" text:outline-level="4">3.4.2. Cơ chế hoạt đọng của DNS</text:h>
      <text:h text:style-name="Heading_20_4" text:outline-level="4">3.4.3. Bản ghi DNS</text:h>
      <text:h text:style-name="Heading_20_4" text:outline-level="4">3.4.4. Thông điệp DNS</text:h>
      <text:p text:style-name="P49">3.5. Lập trình socket</text:p>
      <text:h text:style-name="Heading_20_2" text:outline-level="2"><text:soft-page-break/><text:span text:style-name="T35">4. </text:span>Tầng giao vận</text:h>
      <text:h text:style-name="P53" text:outline-level="2"><text:span text:style-name="T36">5</text:span><text:span text:style-name="T35">. </text:span>Tầng mạng</text:h>
      <text:h text:style-name="P53" text:outline-level="2"><text:span text:style-name="T36">6</text:span><text:span text:style-name="T35">. </text:span>Tầng liên kết dữ liệu</text:h>
      <text:h text:style-name="P53" text:outline-level="2"><text:span text:style-name="T36">7</text:span><text:span text:style-name="T35">. </text:span>Tầng giao vận</text:h>
      <text:h text:style-name="Heading_20_2" text:outline-level="2" text:is-list-header="true"/>
      <text:h text:style-name="P52" text:outline-level="2">_Địa chỉ IP v4</text:h>
      <text:h text:style-name="Heading_20_4" text:outline-level="4">Đặc điểm:</text:h>
      <text:p text:style-name="P34">_32 bit</text:p>
      <text:p text:style-name="P34">_Chia thành 4 octet, mỗi octet 8 bit</text:p>
      <text:p text:style-name="P34">_Chia thành 2 thành phần: <text:span text:style-name="T14">netword_id</text:span> và <text:span text:style-name="T14">host_id</text:span></text:p>
      <text:h text:style-name="Heading_20_4" text:outline-level="4">Phân lớp địa chỉ IP:</text:h>
      <text:p text:style-name="Text_20_body">_Không gian địa chỉ IP được chia thành <text:span text:style-name="T30">5 lớp: A B C D E</text:span></text:p>
      <text:p text:style-name="Text_20_body">_A B C được triển khai cho các host trên mạng Internet</text:p>
      <text:p text:style-name="P35">_Lớp D dùng cho nhóm multicast </text:p>
      <text:p text:style-name="P35">_E phục vụ cho mục đích nghiên cứu.</text:p>
      <text:h text:style-name="Heading_20_4" text:outline-level="4">Lớp A:</text:h>
      <text:p text:style-name="Text_20_body">_<text:span text:style-name="T31">1 byte đầu cho network_id, 3 byte sau cho host_id</text:span></text:p>
      <text:p text:style-name="Text_20_body">_Bit đầu tiên có byte đầu tiên phải là <text:span text:style-name="T31">0 </text:span><text:span text:style-name="T32">(dùng nhận dạng lớp A)</text:span></text:p>
      <text:p text:style-name="Text_20_body"><text:span text:style-name="T31">=&gt; </text:span>Những địa chỉ IP có byte đầu tiên nằm trong khoảng <text:span text:style-name="T31">0-127 =&gt; thuộc lớp A</text:span></text:p>
      <text:p text:style-name="Text_20_body">Do những octet ngoại trừ network_id toàn <text:span text:style-name="T33">0 được dành riêng cho việc làm địa chỉ mạng con</text:span></text:p>
      <text:p text:style-name="Text_20_body">Và toàn <text:span text:style-name="T33">1 cho địa chỉ quảng bá nên dải địa chỉ host_id phải loại bỏ hai địa chỉ IP</text:span></text:p>
      <text:p text:style-name="Text_20_body"/>
      <text:p text:style-name="P26">PHÂN BIỆT NHỮNG LOẠI ĐỊA CHỈ:</text:p>
      <text:p text:style-name="P28">1. Network <text:s/>Address</text:p>
      <text:p text:style-name="P28">_<text:span text:style-name="T27">Địa chỉ xác định mạng</text:span></text:p>
      <text:p text:style-name="P29">2. Host</text:p>
      <text:p text:style-name="P29">_<text:span text:style-name="T27">Địa chỉ xác định host trong mạng</text:span></text:p>
      <text:p text:style-name="P29">3. Broadcast</text:p>
      <text:p text:style-name="P43"><text:soft-page-break/>_Địa chỉ dùng để gửi message tới tất cả những thiết bị trong một mạng cụ thể</text:p>
      <text:p text:style-name="P29">4. Unicast</text:p>
      <text:p text:style-name="P43">_Là địa chỉ IP</text:p>
      <text:p text:style-name="P29">5. Multicast</text:p>
      <text:p text:style-name="Text_20_body">_Định danh những bit đầu của dải địa chỉ, trong mạng có thiết bị nào có chung dải địa chỉ đó thì được gửi</text:p>
      <text:p text:style-name="Text_20_body">_Một ví dụ về việc sử dụng multicast là khi một nhóm người dùng muốn xem một video trực tuyến. Trong trường hợp này, người dùng có thể kết nối đến địa chỉ IP multicast được cung cấp bởi nhà cung cấp dịch vụ để xem video. Khi dữ liệu được truyền đến địa chỉ IP multicast đó, tất cả các thiết bị kết nối đến địa chỉ đó sẽ nhận được dữ liệu và hiển thị video trên màn hình của mình.</text:p>
      <text:p text:style-name="P29">6. Public</text:p>
      <text:p text:style-name="P29">7. Private</text:p>
      <text:p text:style-name="P57">8. Loopback</text:p>
      <text:p text:style-name="P57">_<text:span text:style-name="T27">Được sử dụng để kiểm tra tính đúng đắn của một cổng mạng trên máy tính.</text:span></text:p>
      <text:p text:style-name="P57"><text:span text:style-name="T27">_Hoặc được sử dụng để kết nối đến cùng một dịch vụ trên cùng một máy tính.</text:span></text:p>
      <text:p text:style-name="P58">9. Link-local</text:p>
      <text:p text:style-name="P58">_<text:span text:style-name="T27">Được sử dụng trong mạng nội bộ để thiết lập kết nối giữa các thiết bị mạng.</text:span></text:p>
      <text:p text:style-name="P58"><text:span text:style-name="T27">_Là địa chỉ IP được cấp phát tự động bởi các thiết bị mạng như máy tính, máy in, router, … khi chúng không thể tìm thấy bất kỳ máy chủ </text:span>DHCP <text:span text:style-name="T27">nào để nhận địa chỉ </text:span>IP.</text:p>
      <text:h text:style-name="P52" text:outline-level="2">_Địa chỉ IP v6</text:h>
      <text:h text:style-name="P52" text:outline-level="2">_Chuyển đổi IP v4 - IP v6</text:h>
      <text:h text:style-name="P52" text:outline-level="2">_Cấu hình cơ bản thiết bị mạng</text:h>
      <text:p text:style-name="P2"/>
      <text:p text:style-name="P2"/>
      <text:p text:style-name="P1"/>
      <text:p text:style-name="P1">- Địa chỉ IP </text:p>
      <text:p text:style-name="P12">32 bit </text:p>
      <text:p text:style-name="P12">gồm 4 octet </text:p>
      <text:p text:style-name="P12">gồm hai thành phần</text:p>
      <text:p text:style-name="P12">network_id</text:p>
      <text:p text:style-name="P12">host_id</text:p>
      <text:p text:style-name="P12"><text:soft-page-break/></text:p>
      <text:p text:style-name="P12">Máy tính sử dụng subnet mark để phân biệt network_id và host_id</text:p>
      <text:p text:style-name="P12">network_id được quy định là <text:span text:style-name="T6">1</text:span></text:p>
      <text:p text:style-name="P12">host_id được uy định là <text:span text:style-name="T6">0</text:span></text:p>
      <text:p text:style-name="P12">Trong ip v4 subnet<text:span text:style-name="T7">mark là 255.255.255.0</text:span></text:p>
      <text:p text:style-name="P12">thực hiện phép and với ip, phần nào là <text:span text:style-name="T7">1 =&gt; network_id</text:span></text:p>
      <text:p text:style-name="P12">phần nào bằng <text:span text:style-name="T7">0 =&gt; host_id</text:span></text:p>
      <text:p text:style-name="P12"/>
      <text:p text:style-name="P12">-Default gateway </text:p>
      <text:p text:style-name="P12">IP router mà chúng ta thực hiện gửi từ thiết bị lớp hai xuống</text:p>
      <text:p text:style-name="P12"/>
      <text:p text:style-name="P12">- Domain name server:</text:p>
      <text:p text:style-name="P12">Trong lần truy cập đầu tiên sẽ được lưu trong bộ nhớ cache</text:p>
      <text:p text:style-name="P12"/>
      <text:p text:style-name="P12">- IP v4</text:p>
      <text:p text:style-name="P13">192.168.1.0/24 bit cuối bằng 0 mà có subnetmark 24 =&gt; địa chỉ mạng</text:p>
      <text:p text:style-name="P13">bit cuối là 255 =&gt; địa chỉ quảng bá, được phát cho tất cả những máy trong mạng</text:p>
      <text:p text:style-name="P13">từ 1-254 =&gt; host address </text:p>
      <text:p text:style-name="P14">unicast address <text:s/><text:span text:style-name="T9">=&gt; truyền thông cho một địa chỉ</text:span></text:p>
      <text:p text:style-name="P14">multicast address <text:s/><text:span text:style-name="T9">=&gt; truyền cho một nhóm địa chỉ</text:span></text:p>
      <text:p text:style-name="P14">broadcast address <text:s/><text:span text:style-name="T9">=&gt; truyền tất</text:span></text:p>
      <text:p text:style-name="P13">public address <text:span text:style-name="T10">=&gt; muốn sử dụng phải mua, có chức năng định tuyến trên internet</text:span></text:p>
      <text:p text:style-name="P13">private address <text:span text:style-name="T10">=&gt; sử dụng nội bộ, không định tuyến được nhưng vẫn truy cập được internet sử dụng kỹ thuật NAT </text:span><text:span text:style-name="T11">(chuyển đổi từ địa chỉ private sang địa chỉ public để có thể truy cập được internet) được sử dụng ở router biên kết nối với internet</text:span></text:p>
      <text:p text:style-name="P13"/>
      <text:p text:style-name="P13">- Chia mạng con: Được sử dụng để dễ quản lý mạng con</text:p>
      <text:p text:style-name="P12"/>
      <text:p text:style-name="P12">- IP v6</text:p>
      <text:p text:style-name="P15">128 bit </text:p>
      <text:p text:style-name="P15">chia 8 nhóm</text:p>
      <text:p text:style-name="P15">phân cách bằng dấu :</text:p>
      <text:p text:style-name="P15">Do một nhóm có 16 bit =&gt; sử dụng hệ đếm hexa cho gọn</text:p>
      <text:p text:style-name="P15">Quy tắc rút gọn</text:p>
      <text:p text:style-name="P15">0 phía trước thì bỏ</text:p>
      <text:p text:style-name="P15"><text:soft-page-break/>nhóm 4 số 0 =&gt; dung 1 số 0</text:p>
      <text:p text:style-name="P15">có một nhóm những số 0 =&gt; biểu diễn thành ::</text:p>
      <text:p text:style-name="P15">tuy nhiên chỉ rút gọn một nhóm số 0</text:p>
      <text:p text:style-name="P15">Cấu trúc IP v6 </text:p>
      <text:p text:style-name="P15">IP v6 không có địa chỉ Broadcast nhưng có địa chỉ Unicast, Multicast, AnyCast<text:span text:style-name="T12">(thay thế BroadCast)</text:span></text:p>
      <text:p text:style-name="P15"/>
      <text:p text:style-name="P15">Phương pháp chuyển đổi IPv<text:span text:style-name="T13">4 IPv6</text:span></text:p>
      <text:p text:style-name="P15"/>
      <text:p text:style-name="P16">Buổi 2:</text:p>
      <text:p text:style-name="P16">Cài đặt cisco packet tracer </text:p>
      <text:p text:style-name="P15">Đăng ký tài khoản trên netac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 fo:font-family="'Times New Roman'" style:font-style-name="Bold"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 fo:font-family="'Times New Roman'" style:font-style-name="Bold"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12:20:22.878727566</meta:creation-date>
    <dc:date>2023-03-14T09:09:23.982574875</dc:date>
    <meta:editing-duration>PT7H31M1S</meta:editing-duration>
    <meta:editing-cycles>215</meta:editing-cycles>
    <meta:generator>LibreOffice/7.3.7.2$Linux_X86_64 LibreOffice_project/30$Build-2</meta:generator>
    <meta:document-statistic meta:table-count="7" meta:image-count="0" meta:object-count="0" meta:page-count="11" meta:paragraph-count="286" meta:word-count="2353" meta:character-count="10857" meta:non-whitespace-character-count="8753"/>
  </office:meta>
</office:document-meta>
</file>